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n>0</mn>
            <mi>i</mi>
          </munderover>
          <mrow>
            <munderover>
              <mo stretchy="false">∑</mo>
              <mn>0</mn>
              <mi>j</mi>
            </munderover>
            <mrow>
              <mi>G</mi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sub>
                        <mi>z</mi>
                        <mi>t</mi>
                      </msub>
                    </mrow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row>
                    <mi>x</mi>
                    <mi>,</mi>
                    <mi>y</mi>
                    <mi>,</mi>
                    <msub>
                      <mi>z</mi>
                      <mrow>
                        <mi>t</mi>
                        <mo stretchy="false">−</mo>
                        <mn>1</mn>
                      </mrow>
                    </msub>
                  </mrow>
                </mrow>
                <mo fence="true" stretchy="false">)</mo>
              </mrow>
            </mrow>
          </mrow>
        </mrow>
      </mrow>
    </mrow>
    <annotation encoding="StarMath 5.0">f ( x,y,z ) = sum from { {  0 } } to { i } { sum from { { 0 } } to { j } {  G(x,y, z_{t}) - G(x,y, z_{t-1})}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4:42:29.259850386</meta:creation-date>
    <meta:generator>LibreOffice/6.0.7.3$Linux_X86_64 LibreOffice_project/00m0$Build-3</meta:generator>
  </office:meta>
</office:document-meta>
</file>